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1669731744A17B0C1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64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69cm" svg:height="3.81cm" svg:x="1.635cm" svg:y="4.81cm">
          <draw:image xlink:href="Pictures/100000000000021E000001669731744A17B0C113.png" xlink:type="simple" xlink:show="embed" xlink:actuate="onLoad" draw:mime-type="image/png">
            <text:p/>
          </draw:image>
        </draw:frame>
        <draw:frame draw:style-name="gr2" draw:text-style-name="P3" xml:id="id1" draw:id="id1" draw:layer="layout" svg:width="1.587cm" svg:height="0.962cm" svg:x="8.62cm" svg:y="8.62cm">
          <draw:text-box>
            <text:p text:style-name="P2"><text:span text:style-name="T1">1</text:span></text:p>
          </draw:text-box>
        </draw:frame>
        <draw:connector draw:style-name="gr3" draw:text-style-name="P4" draw:layer="layout" draw:type="lines" svg:x1="9.413cm" svg:y1="8.62cm" svg:x2="9.52cm" svg:y2="4.721cm" draw:start-shape="id1" draw:start-glue-point="0" svg:d="M9413 8620v-500l107-3399" svg:viewBox="0 0 108 3900">
          <text:p/>
        </draw:connector>
        <draw:frame draw:style-name="gr4" draw:text-style-name="P5" draw:layer="layout" svg:width="2.223cm" svg:height="0.962cm" svg:x="8.302cm" svg:y="3.857cm">
          <draw:text-box>
            <text:p>Duck</text:p>
          </draw:text-box>
        </draw:frame>
        <draw:frame draw:style-name="gr2" draw:text-style-name="P3" draw:layer="layout" svg:width="1.905cm" svg:height="0.962cm" svg:x="13.7cm" svg:y="8.62cm">
          <draw:text-box>
            <text:p text:style-name="P2"><text:span text:style-name="T1">2</text:span></text:p>
          </draw:text-box>
        </draw:frame>
        <draw:connector draw:style-name="gr3" draw:text-style-name="P4" draw:layer="layout" draw:type="lines" svg:x1="14.017cm" svg:y1="8.391cm" svg:x2="14.124cm" svg:y2="4.492cm" svg:d="M14017 8391v-500l107-3399" svg:viewBox="0 0 108 3900">
          <text:p/>
        </draw:connector>
        <draw:frame draw:style-name="gr4" draw:text-style-name="P5" draw:layer="layout" svg:width="1.588cm" svg:height="0.962cm" svg:x="7.984cm" svg:y="9.88cm">
          <draw:text-box>
            <text:p>Fox</text:p>
          </draw:text-box>
        </draw:frame>
        <draw:frame draw:style-name="gr4" draw:text-style-name="P5" draw:layer="layout" svg:width="1.588cm" svg:height="0.962cm" svg:x="7.984cm" svg:y="9.88cm">
          <draw:text-box>
            <text:p>Fox</text:p>
          </draw:text-box>
        </draw:frame>
        <draw:frame draw:style-name="gr5" draw:text-style-name="P5" draw:layer="layout" svg:width="1.905cm" svg:height="1.038cm" svg:x="7.985cm" svg:y="11.074cm">
          <draw:text-box>
            <text:p>Corn</text:p>
          </draw:text-box>
        </draw:frame>
        <draw:frame draw:style-name="gr4" draw:text-style-name="P5" draw:layer="layout" svg:width="1.588cm" svg:height="0.962cm" svg:x="13.381cm" svg:y="9.88cm">
          <draw:text-box>
            <text:p>Fox</text:p>
          </draw:text-box>
        </draw:frame>
        <draw:frame draw:style-name="gr4" draw:text-style-name="P5" draw:layer="layout" svg:width="1.588cm" svg:height="0.962cm" svg:x="13.381cm" svg:y="9.88cm">
          <draw:text-box>
            <text:p>Fox</text:p>
          </draw:text-box>
        </draw:frame>
        <draw:frame draw:style-name="gr5" draw:text-style-name="P5" draw:layer="layout" svg:width="1.905cm" svg:height="1.038cm" svg:x="14.97cm" svg:y="3.54cm">
          <draw:text-box>
            <text:p>Corn</text:p>
          </draw:text-box>
        </draw:frame>
        <draw:frame draw:style-name="gr6" draw:text-style-name="P5" draw:layer="layout" svg:width="5.714cm" svg:height="1.914cm" svg:x="14.653cm" svg:y="5.753cm">
          <draw:text-box>
            <text:p>On the way back take Duck</text:p>
          </draw:text-box>
        </draw:frame>
        <draw:frame draw:style-name="gr2" draw:text-style-name="P3" draw:layer="layout" svg:width="1.905cm" svg:height="0.962cm" svg:x="20.369cm" svg:y="8.62cm">
          <draw:text-box>
            <text:p text:style-name="P2"><text:span text:style-name="T1">3</text:span></text:p>
          </draw:text-box>
        </draw:frame>
        <draw:connector draw:style-name="gr3" draw:text-style-name="P4" draw:layer="layout" draw:type="lines" svg:x1="20.686cm" svg:y1="8.391cm" svg:x2="20.793cm" svg:y2="4.492cm" svg:d="M20686 8391v-500l107-3399" svg:viewBox="0 0 108 3900">
          <text:p/>
        </draw:connector>
        <draw:frame draw:style-name="gr4" draw:text-style-name="P5" draw:layer="layout" svg:width="1.588cm" svg:height="0.962cm" svg:x="19.732cm" svg:y="3.222cm">
          <draw:text-box>
            <text:p>Fox</text:p>
          </draw:text-box>
        </draw:frame>
        <draw:frame draw:style-name="gr5" draw:text-style-name="P5" draw:layer="layout" svg:width="1.905cm" svg:height="1.038cm" svg:x="21.639cm" svg:y="3.54cm">
          <draw:text-box>
            <text:p>Corn</text:p>
          </draw:text-box>
        </draw:frame>
        <draw:frame draw:style-name="gr4" draw:text-style-name="P5" draw:layer="layout" svg:width="2.223cm" svg:height="0.962cm" svg:x="21.637cm" svg:y="9.88cm">
          <draw:text-box>
            <text:p>Duck</text:p>
          </draw:text-box>
        </draw:frame>
        <draw:frame draw:style-name="gr2" draw:text-style-name="P3" draw:layer="layout" svg:width="1.905cm" svg:height="0.962cm" svg:x="7.986cm" svg:y="17.51cm">
          <draw:text-box>
            <text:p text:style-name="P2"><text:span text:style-name="T1">3</text:span></text:p>
          </draw:text-box>
        </draw:frame>
        <draw:connector draw:style-name="gr3" draw:text-style-name="P4" draw:layer="layout" draw:type="lines" svg:x1="8.303cm" svg:y1="17.281cm" svg:x2="8.41cm" svg:y2="13.382cm" svg:d="M8303 17281v-500l107-3399" svg:viewBox="0 0 108 3900">
          <text:p/>
        </draw:connector>
        <draw:frame draw:style-name="gr5" draw:text-style-name="P5" draw:layer="layout" svg:width="1.905cm" svg:height="1.038cm" svg:x="9.256cm" svg:y="12.43cm">
          <draw:text-box>
            <text:p>Corn</text:p>
          </draw:text-box>
        </draw:frame>
        <draw:line draw:style-name="gr7" draw:text-style-name="P4" draw:layer="layout" svg:x1="7.667cm" svg:y1="11.16cm" svg:x2="25.447cm" svg:y2="11.16cm">
          <text:p/>
        </draw:line>
        <draw:frame draw:style-name="gr4" draw:text-style-name="P5" draw:layer="layout" svg:width="1.588cm" svg:height="0.962cm" svg:x="7.35cm" svg:y="12.42cm">
          <draw:text-box>
            <text:p>Fox</text:p>
          </draw:text-box>
        </draw:frame>
        <draw:frame draw:style-name="gr6" draw:text-style-name="P5" draw:layer="layout" svg:width="5.714cm" svg:height="1.914cm" svg:x="8.937cm" svg:y="14.335cm">
          <draw:text-box>
            <text:p>Take Duck on final trip</text:p>
          </draw:text-box>
        </draw:frame>
        <draw:frame draw:style-name="gr5" draw:text-style-name="P5" draw:layer="layout" svg:width="1.905cm" svg:height="1.038cm" svg:x="9.572cm" svg:y="9.89cm">
          <draw:text-box>
            <text:p>Cor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29T18:25:34.012405621</meta:creation-date>
    <meta:editing-cycles>2</meta:editing-cycles>
    <meta:editing-duration>PT59S</meta:editing-duration>
    <dc:date>2025-12-29T18:36:43.958159726</dc:date>
    <meta:generator>LibreOffice/7.3.7.2$Linux_X86_64 LibreOffice_project/30$Build-2</meta:generator>
    <meta:document-statistic meta:object-count="25"/>
  </office:meta>
</office:document-meta>
</file>